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5.681cm" table:align="left"/>
    </style:style>
    <style:style style:name="Tabla2.A" style:family="table-column">
      <style:table-column-properties style:column-width="0.637cm"/>
    </style:style>
    <style:style style:name="Tabla2.B" style:family="table-column">
      <style:table-column-properties style:column-width="12.522cm"/>
    </style:style>
    <style:style style:name="Tabla2.C" style:family="table-column">
      <style:table-column-properties style:column-width="2.52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04e0d1" officeooo:paragraph-rsid="0004e0d1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fo:color="#000000" style:font-name="DejaVu Sans Mono"/>
    </style:style>
    <style:style style:name="P4" style:family="paragraph" style:parent-style-name="Preformatted_20_Text">
      <style:text-properties fo:color="#000000" style:font-name="DejaVu Sans Mono" officeooo:rsid="0004e0d1" officeooo:paragraph-rsid="0004e0d1"/>
    </style:style>
    <style:style style:name="P5" style:family="paragraph" style:parent-style-name="Preformatted_20_Text">
      <style:text-properties fo:color="#000000" style:font-name="DejaVu Sans Mono" fo:font-weight="bold" officeooo:rsid="0004e0d1" officeooo:paragraph-rsid="0004e0d1" style:font-weight-asian="bold" style:font-weight-complex="bold"/>
    </style:style>
    <style:style style:name="P6" style:family="paragraph" style:parent-style-name="Preformatted_20_Text">
      <style:text-properties fo:color="#000000" style:font-name="DejaVu Sans Mono" fo:font-weight="bold" officeooo:rsid="0005d0cc" officeooo:paragraph-rsid="0005d0cc" style:font-weight-asian="bold" style:font-weight-complex="bold"/>
    </style:style>
    <style:style style:name="P7" style:family="paragraph" style:parent-style-name="Preformatted_20_Text">
      <style:text-properties fo:color="#000000" style:font-name="DejaVu Sans Mono" officeooo:rsid="0005d0cc" officeooo:paragraph-rsid="0005d0cc"/>
    </style:style>
    <style:style style:name="P8" style:family="paragraph" style:parent-style-name="Preformatted_20_Text">
      <style:text-properties fo:color="#000000" style:font-name="DejaVu Sans Mono" officeooo:rsid="0006735a" officeooo:paragraph-rsid="0006735a"/>
    </style:style>
    <style:style style:name="P9" style:family="paragraph" style:parent-style-name="Preformatted_20_Text">
      <style:text-properties fo:color="#000000" style:font-name="DejaVu Sans Mono" officeooo:paragraph-rsid="0006735a"/>
    </style:style>
    <style:style style:name="P10" style:family="paragraph" style:parent-style-name="Preformatted_20_Text">
      <style:text-properties fo:color="#000000" style:font-name="DejaVu Sans Mono" officeooo:rsid="000d312f" officeooo:paragraph-rsid="000d312f"/>
    </style:style>
    <style:style style:name="P11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rsid="0005d0cc" officeooo:paragraph-rsid="0005d0cc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rsid="0006735a" officeooo:paragraph-rsid="0006735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weight="bold" officeooo:rsid="0005d0cc" officeooo:paragraph-rsid="0005d0cc" style:font-weight-asian="bold" style:font-weight-complex="bold"/>
    </style:style>
    <style:style style:name="P14" style:family="paragraph" style:parent-style-name="Preformatted_20_Text">
      <style:text-properties fo:color="#808080" style:font-name="DejaVu Sans Mono" fo:font-style="italic" officeooo:rsid="0004e0d1" officeooo:paragraph-rsid="0004e0d1"/>
    </style:style>
    <style:style style:name="P15" style:family="paragraph" style:parent-style-name="Preformatted_20_Text">
      <style:text-properties officeooo:paragraph-rsid="0005d0cc"/>
    </style:style>
    <style:style style:name="P16" style:family="paragraph" style:parent-style-name="Preformatted_20_Text">
      <style:text-properties officeooo:rsid="0009141c" officeooo:paragraph-rsid="0009141c"/>
    </style:style>
    <style:style style:name="P17" style:family="paragraph" style:parent-style-name="Preformatted_20_Text">
      <style:text-properties officeooo:rsid="0009cb7f" officeooo:paragraph-rsid="0009cb7f"/>
    </style:style>
    <style:style style:name="P18" style:family="paragraph" style:parent-style-name="Preformatted_20_Text">
      <style:text-properties officeooo:rsid="000fee19" officeooo:paragraph-rsid="000fee19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0eb4ca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6735a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0b5603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weight="bold" officeooo:rsid="000b5603" officeooo:paragraph-rsid="000b5603" style:font-weight-asian="bold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weight="normal" officeooo:rsid="000b5603" officeooo:paragraph-rsid="000b5603" style:font-weight-asian="normal" style:font-weight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officeooo:paragraph-rsid="0009141c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fo:font-weight="normal" officeooo:rsid="000b5603" officeooo:paragraph-rsid="000b5603" style:font-weight-asian="normal" style:font-weight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officeooo:rsid="000b5603" officeooo:paragraph-rsid="000b5603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style:text-underline-style="solid" style:text-underline-width="auto" style:text-underline-color="font-color" fo:font-weight="bold" officeooo:rsid="000b5603" officeooo:paragraph-rsid="000b5603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04e0d1" officeooo:paragraph-rsid="0004e0d1"/>
    </style:style>
    <style:style style:name="P32" style:family="paragraph" style:parent-style-name="Standard">
      <style:text-properties fo:font-weight="bold" officeooo:rsid="0004e0d1" officeooo:paragraph-rsid="0004e0d1" style:font-weight-asian="bold" style:font-weight-complex="bold"/>
    </style:style>
    <style:style style:name="P33" style:family="paragraph" style:parent-style-name="Standard">
      <style:text-properties fo:font-size="18pt" fo:font-weight="bold" officeooo:rsid="0004e0d1" officeooo:paragraph-rsid="0004e0d1" style:font-size-asian="18pt" style:font-weight-asian="bold" style:font-size-complex="18pt" style:font-weight-complex="bold"/>
    </style:style>
    <style:style style:name="P34" style:family="paragraph" style:parent-style-name="Standard">
      <style:text-properties officeooo:rsid="0005d0cc" officeooo:paragraph-rsid="0005d0cc"/>
    </style:style>
    <style:style style:name="P35" style:family="paragraph" style:parent-style-name="Standard">
      <style:text-properties officeooo:rsid="0009141c" officeooo:paragraph-rsid="0009141c"/>
    </style:style>
    <style:style style:name="P36" style:family="paragraph" style:parent-style-name="Standard">
      <style:text-properties officeooo:rsid="0009141c" officeooo:paragraph-rsid="000d312f"/>
    </style:style>
    <style:style style:name="P37" style:family="paragraph" style:parent-style-name="Standard">
      <style:text-properties officeooo:rsid="0009cb7f" officeooo:paragraph-rsid="000d312f"/>
    </style:style>
    <style:style style:name="P38" style:family="paragraph" style:parent-style-name="Standard">
      <style:text-properties officeooo:rsid="000d312f" officeooo:paragraph-rsid="000d312f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04e0d1" officeooo:paragraph-rsid="0004e0d1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05d0cc" officeooo:paragraph-rsid="0005d0cc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09141c" officeooo:paragraph-rsid="0009141c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09cb7f" officeooo:paragraph-rsid="0009cb7f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09cb7f" officeooo:paragraph-rsid="000d312f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0d312f" officeooo:paragraph-rsid="000d312f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0fee19" officeooo:paragraph-rsid="000fee19" style:font-weight-asian="bold" style:font-weight-complex="bold"/>
    </style:style>
    <style:style style:name="P46" style:family="paragraph" style:parent-style-name="Standard">
      <style:text-properties officeooo:rsid="000fee19" officeooo:paragraph-rsid="000fee19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tyle="italic" officeooo:rsid="000b5603" officeooo:paragraph-rsid="000b5603"/>
    </style:style>
    <style:style style:name="P4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officeooo:rsid="00117d85" officeooo:paragraph-rsid="00117d85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normal" officeooo:rsid="00117d85" officeooo:paragraph-rsid="00117d85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normal" officeooo:rsid="00127f79" officeooo:paragraph-rsid="00127f79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0pt" fo:font-weight="normal" officeooo:rsid="000b5603" officeooo:paragraph-rsid="000b5603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0pt" fo:font-weight="normal" officeooo:rsid="000b5603" officeooo:paragraph-rsid="00117d85" style:font-size-asian="10pt" style:font-weight-asian="normal" style:font-size-complex="10pt" style:font-weight-complex="normal"/>
    </style:style>
    <style:style style:name="P54" style:family="paragraph" style:parent-style-name="Standard">
      <style:text-properties officeooo:paragraph-rsid="0009141c"/>
    </style:style>
    <style:style style:name="P55" style:family="paragraph" style:parent-style-name="Table_20_Contents">
      <style:text-properties fo:font-size="2pt" style:font-size-asian="2pt" style:font-size-complex="2pt"/>
    </style:style>
    <style:style style:name="P56" style:family="paragraph" style:parent-style-name="Table_20_Contents">
      <style:text-properties officeooo:rsid="00117d85" officeooo:paragraph-rsid="00117d85"/>
    </style:style>
    <style:style style:name="P57" style:family="paragraph" style:parent-style-name="Table_20_Contents">
      <style:text-properties officeooo:paragraph-rsid="00117d85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officeooo:rsid="0006735a"/>
    </style:style>
    <style:style style:name="T4" style:family="text">
      <style:text-properties fo:color="#000080" style:font-name="DejaVu Sans Mono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000080" fo:font-style="italic" fo:font-weight="bold" officeooo:rsid="000b5603" style:font-weight-asian="bold" style:font-weight-complex="bold"/>
    </style:style>
    <style:style style:name="T7" style:family="text">
      <style:text-properties fo:color="#000080" officeooo:rsid="00073641"/>
    </style:style>
    <style:style style:name="T8" style:family="text">
      <style:text-properties fo:color="#808080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officeooo:rsid="00073641"/>
    </style:style>
    <style:style style:name="T11" style:family="text">
      <style:text-properties style:font-name="DejaVu Sans Mono" officeooo:rsid="0009141c"/>
    </style:style>
    <style:style style:name="T12" style:family="text">
      <style:text-properties style:font-name="DejaVu Sans Mono" officeooo:rsid="000b5603"/>
    </style:style>
    <style:style style:name="T13" style:family="text">
      <style:text-properties officeooo:rsid="0005d0cc"/>
    </style:style>
    <style:style style:name="T14" style:family="text">
      <style:text-properties fo:color="#000000"/>
    </style:style>
    <style:style style:name="T15" style:family="text">
      <style:text-properties fo:color="#000000" style:font-name="DejaVu Sans Mono"/>
    </style:style>
    <style:style style:name="T16" style:family="text">
      <style:text-properties fo:color="#000000" style:font-name="DejaVu Sans Mono" officeooo:rsid="0005d0cc"/>
    </style:style>
    <style:style style:name="T17" style:family="text">
      <style:text-properties officeooo:rsid="0006735a"/>
    </style:style>
    <style:style style:name="T18" style:family="text">
      <style:text-properties fo:color="#0000ff"/>
    </style:style>
    <style:style style:name="T19" style:family="text">
      <style:text-properties fo:color="#0000ff" officeooo:rsid="0006735a"/>
    </style:style>
    <style:style style:name="T20" style:family="text">
      <style:text-properties fo:color="#0000ff" officeooo:rsid="00073641"/>
    </style:style>
    <style:style style:name="T21" style:family="text">
      <style:text-properties officeooo:rsid="00073641"/>
    </style:style>
    <style:style style:name="T22" style:family="text">
      <style:text-properties officeooo:rsid="0009141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officeooo:rsid="00073641"/>
    </style:style>
    <style:style style:name="T26" style:family="text">
      <style:text-properties style:text-underline-style="none"/>
    </style:style>
    <style:style style:name="T27" style:family="text">
      <style:text-properties fo:color="#008000" fo:font-weight="bold"/>
    </style:style>
    <style:style style:name="T28" style:family="text">
      <style:text-properties fo:color="#008000" style:font-name="DejaVu Sans Mono" fo:font-weight="bold"/>
    </style:style>
    <style:style style:name="T29" style:family="text">
      <style:text-properties fo:font-style="italic" fo:font-weight="bold" officeooo:rsid="000b5603" style:font-weight-asian="bold" style:font-weight-complex="bold"/>
    </style:style>
    <style:style style:name="T30" style:family="text">
      <style:text-properties officeooo:rsid="00073641" fo:background-color="#ffe4ff" loext:char-shading-value="0"/>
    </style:style>
    <style:style style:name="T31" style:family="text">
      <style:text-properties officeooo:rsid="000d312f"/>
    </style:style>
    <style:style style:name="T32" style:family="text">
      <style:text-properties style:font-name="Liberation Serif" fo:font-size="12pt" style:text-underline-style="solid" style:text-underline-width="auto" style:text-underline-color="font-color" fo:font-weight="bold" officeooo:rsid="000eb4ca" style:font-size-asian="12pt" style:font-weight-asian="bold" style:font-size-complex="12pt" style:font-weight-complex="bold"/>
    </style:style>
    <style:style style:name="T33" style:family="text">
      <style:text-properties officeooo:rsid="00117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huleta python</text:p>
      <text:p text:style-name="P31"/>
      <text:p text:style-name="P31"/>
      <text:p text:style-name="P39">Funciones y sus parametros</text:p>
      <text:p text:style-name="P39"/>
      <text:p text:style-name="P4"><text:span text:style-name="T2">def </text:span>disponible(p,actualC,actualR,destinoC,destinoR):</text:p>
      <text:p text:style-name="P32"/>
      <text:p text:style-name="P39">Declarar lista y diccionario. Recordad listas son inmutables</text:p>
      <text:p text:style-name="P31">lista=[]</text:p>
      <text:p text:style-name="P31">diccionario={}</text:p>
      <text:p text:style-name="P32"/>
      <text:p text:style-name="P40">Añadir a una lista</text:p>
      <text:p text:style-name="P35">lista.append(x) #Al final</text:p>
      <text:p text:style-name="P35">[x].append(lista) # Al principio</text:p>
      <text:p text:style-name="P31"/>
      <text:p text:style-name="P39">Unir dos lista<text:span text:style-name="T13">s</text:span></text:p>
      <text:p text:style-name="P5"><text:span text:style-name="T1">from </text:span>heapq <text:span text:style-name="T1">import </text:span>merge</text:p>
      <text:p text:style-name="P31">x=merge(l1,l2)</text:p>
      <text:p text:style-name="P32"/>
      <text:p text:style-name="P41">Ordenar una lista</text:p>
      <text:p text:style-name="P16">nombres.sort() #Ascendente</text:p>
      <text:p text:style-name="P16">nombres.sort(reverse=True) <text:s/>#<text:span text:style-name="T26">Descendente</text:span></text:p>
      <text:p text:style-name="P54"><text:bookmark-start text:name="__DdeLink__6_1380097688"/></text:p>
      <text:p text:style-name="P42">Ordenar con funcion de comparacion Python 2.7<text:bookmark-end text:name="__DdeLink__6_1380097688"/></text:p>
      <text:p text:style-name="P17">&gt;&gt;&gt; def numeric_compare(x, y):</text:p>
      <text:p text:style-name="Preformatted_20_Text"><text:bookmark text:name="line-2-13"/><text:s text:c="8"/>return x - y</text:p>
      <text:p text:style-name="Preformatted_20_Text"><text:bookmark text:name="line-3-10"/>&gt;&gt;&gt; sorted([5, 2, 4, 1, 3], cmp=numeric_compare)</text:p>
      <text:p text:style-name="P19"><text:bookmark text:name="line-4-8"/>[1, 2, 3, 4, 5]</text:p>
      <text:p text:style-name="P36"/>
      <text:p text:style-name="P43">Ordenar con funcion de comparacion Python <text:span text:style-name="T31">3</text:span></text:p>
      <text:p text:style-name="P17"><text:span text:style-name="Source_20_Text">my_alphabet = ['a', 'b', 'c']</text:span></text:p>
      <text:p text:style-name="Preformatted_20_Text"/>
      <text:p text:style-name="Preformatted_20_Text"><text:span text:style-name="Source_20_Text">def custom_key(word):</text:span></text:p>
      <text:p text:style-name="Preformatted_20_Text"><text:span text:style-name="Source_20_Text"><text:s text:c="3"/>numbers = []</text:span></text:p>
      <text:p text:style-name="Preformatted_20_Text"><text:span text:style-name="Source_20_Text"><text:s text:c="3"/>for letter in word:</text:span></text:p>
      <text:p text:style-name="Preformatted_20_Text"><text:span text:style-name="Source_20_Text"><text:s text:c="6"/>numbers.append(my_alphabet.index(letter))</text:span></text:p>
      <text:p text:style-name="Preformatted_20_Text"><text:span text:style-name="Source_20_Text"><text:s text:c="3"/>return numbers</text:span></text:p>
      <text:p text:style-name="Preformatted_20_Text"/>
      <text:p text:style-name="Preformatted_20_Text"><text:span text:style-name="Source_20_Text">x=['cbaba', 'ababa', 'bbaa']</text:span></text:p>
      <text:p text:style-name="P19"><text:span text:style-name="Source_20_Text">x.sort(key=custom_key)</text:span></text:p>
      <text:p text:style-name="P19"><text:span text:style-name="Source_20_Text"/></text:p>
      <text:p text:style-name="P20"><text:span text:style-name="Source_20_Text"><text:span text:style-name="T32">Diccionario ordenado</text:span></text:span></text:p>
      <text:p text:style-name="P20"><text:span text:style-name="Source_20_Text">from collections import OrderedDict</text:span></text:p>
      <text:p text:style-name="Preformatted_20_Text"><text:span text:style-name="Source_20_Text">from operator import itemgetter <text:s text:c="3"/></text:span></text:p>
      <text:p text:style-name="Preformatted_20_Text"/>
      <text:p text:style-name="Preformatted_20_Text"><text:span text:style-name="Source_20_Text">d = {"aa": 3, "bb": 4, "cc": 2, "dd": 1}</text:span></text:p>
      <text:p text:style-name="P19"><text:span text:style-name="Source_20_Text">print(OrderedDict(sorted(d.items(), itemgetter(1), True)))</text:span></text:p>
      <text:p text:style-name="P20"><text:span text:style-name="Source_20_Text"/></text:p>
      <text:p text:style-name="P20"><text:span text:style-name="Source_20_Text"/></text:p>
      <text:p text:style-name="P44"><text:soft-page-break/>Copiar listas</text:p>
      <text:p text:style-name="P38"/>
      <text:p text:style-name="P10"><text:span text:style-name="T2">from </text:span>copy <text:span text:style-name="T2">import </text:span>copy, deepcopy</text:p>
      <text:p text:style-name="P10">p2 = deepcopy(p)</text:p>
      <text:p text:style-name="P37"/>
      <text:p text:style-name="P45">Copiar diccionario</text:p>
      <text:p text:style-name="P18"><text:span text:style-name="Source_20_Text"/></text:p>
      <text:p text:style-name="P18"><text:span text:style-name="Source_20_Text">original = dict(a=1, b=2, c=dict(d=4, e=5))</text:span></text:p>
      <text:p text:style-name="P19"><text:span text:style-name="Source_20_Text">new = original.copy()</text:span></text:p>
      <text:p text:style-name="P46"/>
      <text:p text:style-name="P31"><text:line-break/><text:span text:style-name="T24">Convertir a lista</text:span></text:p>
      <text:p text:style-name="P31">x=list(loquesea)</text:p>
      <text:p text:style-name="P31"/>
      <text:p text:style-name="P39">Eliminar duplicados de una lista</text:p>
      <text:p text:style-name="P14">#Elimina entradas duplicadas de una lista</text:p>
      <text:p text:style-name="P3"><text:span text:style-name="T2">def </text:span><text:span text:style-name="T8">eliminarDuplicadosLista</text:span>(l):</text:p>
      <text:p text:style-name="P21"><text:s text:c="4"/><text:span text:style-name="T5">return </text:span><text:span text:style-name="T9">list(set(l))</text:span></text:p>
      <text:p text:style-name="P39">Lista de rangos numericos</text:p>
      <text:p text:style-name="P1">range(0, 10)</text:p>
      <text:p text:style-name="P31"/>
      <text:p text:style-name="P34">Me saca una lista con los numeros del 0 al 9 (10 no incluido)</text:p>
      <text:p text:style-name="P34"/>
      <text:p text:style-name="P40">Rellenar con ceros</text:p>
      <text:p text:style-name="P13"><text:span text:style-name="T4">import </text:span><text:span text:style-name="T15">numpy </text:span><text:span text:style-name="T4">as </text:span><text:span text:style-name="T15">np</text:span></text:p>
      <text:p text:style-name="P7">p = np.zeros((2,1))</text:p>
      <text:p text:style-name="P6"/>
      <text:p text:style-name="P11">Ceros en 2 filas y una columna</text:p>
      <text:p text:style-name="P15"><text:span text:style-name="T16">p([[ 0.],</text:span>[ 0.]])</text:p>
      <text:p text:style-name="P7"/>
      <text:p text:style-name="P12">Parametros desde consola</text:p>
      <text:p text:style-name="P9"><text:span text:style-name="T3">import </text:span><text:span text:style-name="T17">sys</text:span></text:p>
      <text:p text:style-name="P23"><text:span text:style-name="T17">nombreMaximoAntiguo=sys.argv[</text:span><text:span text:style-name="T19">1</text:span><text:span text:style-name="T17">]</text:span></text:p>
      <text:p text:style-name="P12">SPLIT Y MAP</text:p>
      <text:p text:style-name="P8">R,C,L,H=map(int, input().split())</text:p>
      <text:p text:style-name="P8"/>
      <text:p text:style-name="P8"><text:span text:style-name="T22">#</text:span>Divide la entrada en tokens y la mapea a cada variable</text:p>
      <text:p text:style-name="P8"><text:span text:style-name="T2">for </text:span>_ <text:span text:style-name="T2">in </text:span>range(R):</text:p>
      <text:p text:style-name="P27"><text:s text:c="4"/><text:span text:style-name="T9">pizza.append(input())</text:span></text:p>
      <text:p text:style-name="P27"><text:span text:style-name="T11">#</text:span><text:span text:style-name="T10">Lee R filas completas (una string por fila)</text:span></text:p>
      <text:p text:style-name="P30"><text:span text:style-name="T21">N</text:span>umeros aleatorios</text:p>
      <text:p text:style-name="P25"><text:span text:style-name="T7">import </text:span><text:span text:style-name="T21">random</text:span></text:p>
      <text:p text:style-name="P26"><text:span text:style-name="T30">x</text:span><text:span text:style-name="T21">=random.randint(</text:span><text:span text:style-name="T20">0</text:span><text:span text:style-name="T21">,</text:span><text:span text:style-name="T20">1</text:span><text:span text:style-name="T18">0</text:span><text:span text:style-name="T21">)</text:span></text:p>
      <text:p text:style-name="P28"><text:span text:style-name="T10">#</text:span><text:span text:style-name="T9">Numero entre 0 y 10 ambos incluidos</text:span></text:p>
      <text:p text:style-name="P29"/>
      <text:p text:style-name="P29"/>
      <text:p text:style-name="P49"><text:soft-page-break/><text:span text:style-name="T25">E</text:span><text:span text:style-name="T23">xpresiones regulares</text:span></text:p>
      <text:p text:style-name="P50">match → Comprueba que una cadena cumpla una expresión regular</text:p>
      <text:p text:style-name="P50">search → Busca primera ocurrencia de expresión regular, devuelve None si no encuentra</text:p>
      <text:p text:style-name="P51">split → separa por expersion regular ; sub → sustituye la expresión regular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\</text:p>
          </table:table-cell>
          <table:table-cell table:style-name="Tabla2.A1" office:value-type="string">
            <text:p text:style-name="P56">Señala una secuenca especial</text:p>
          </table:table-cell>
          <table:table-cell table:style-name="Tabla2.A1" office:value-type="string">
            <text:p text:style-name="Table_20_Contents">"\d"</text:p>
          </table:table-cell>
        </table:table-row>
        <table:table-row>
          <table:table-cell table:style-name="Tabla2.A1" office:value-type="string">
            <text:p text:style-name="Table_20_Contents">.</text:p>
          </table:table-cell>
          <table:table-cell table:style-name="Tabla2.A1" office:value-type="string">
            <text:p text:style-name="Table_20_Contents"><text:span text:style-name="T33">Cualquier carácter </text:span>(except<text:span text:style-name="T33">o salto de linea</text:span>)</text:p>
          </table:table-cell>
          <table:table-cell table:style-name="Tabla2.A1" office:value-type="string">
            <text:p text:style-name="Table_20_Contents">"he..o"</text:p>
          </table:table-cell>
        </table:table-row>
        <table:table-row>
          <table:table-cell table:style-name="Tabla2.A1" office:value-type="string">
            <text:p text:style-name="Table_20_Contents">^</text:p>
          </table:table-cell>
          <table:table-cell table:style-name="Tabla2.A1" office:value-type="string">
            <text:p text:style-name="P56">Comienza con</text:p>
          </table:table-cell>
          <table:table-cell table:style-name="Tabla2.A1" office:value-type="string">
            <text:p text:style-name="Table_20_Contents">"^hello"</text:p>
          </table:table-cell>
        </table:table-row>
        <table:table-row>
          <table:table-cell table:style-name="Tabla2.A1" office:value-type="string">
            <text:p text:style-name="Table_20_Contents">$</text:p>
          </table:table-cell>
          <table:table-cell table:style-name="Tabla2.A1" office:value-type="string">
            <text:p text:style-name="P56">Acaba con</text:p>
          </table:table-cell>
          <table:table-cell table:style-name="Tabla2.A1" office:value-type="string">
            <text:p text:style-name="Table_20_Contents">"world$"</text:p>
          </table:table-cell>
        </table:table-row>
        <table:table-row>
          <table:table-cell table:style-name="Tabla2.A1" office:value-type="string">
            <text:p text:style-name="Table_20_Contents">*</text:p>
          </table:table-cell>
          <table:table-cell table:style-name="Tabla2.A1" office:value-type="string">
            <text:p text:style-name="Table_20_Contents"><text:span text:style-name="T33">Ce</text:span>ro o <text:span text:style-name="T33">mas ocurrencias</text:span></text:p>
          </table:table-cell>
          <table:table-cell table:style-name="Tabla2.A1" office:value-type="string">
            <text:p text:style-name="Table_20_Contents">"aix*"</text:p>
          </table:table-cell>
        </table:table-row>
        <table:table-row>
          <table:table-cell table:style-name="Tabla2.A1" office:value-type="string">
            <text:p text:style-name="Table_20_Contents">+</text:p>
          </table:table-cell>
          <table:table-cell table:style-name="Tabla2.A1" office:value-type="string">
            <text:p text:style-name="P57"><text:span text:style-name="T33">Una</text:span> o <text:span text:style-name="T33">mas ocurrencias</text:span></text:p>
          </table:table-cell>
          <table:table-cell table:style-name="Tabla2.A1" office:value-type="string">
            <text:p text:style-name="Table_20_Contents">"aix+"</text:p>
          </table:table-cell>
        </table:table-row>
        <table:table-row>
          <table:table-cell table:style-name="Tabla2.A1" office:value-type="string">
            <text:p text:style-name="Table_20_Contents">{}</text:p>
          </table:table-cell>
          <table:table-cell table:style-name="Tabla2.A1" office:value-type="string">
            <text:p text:style-name="P56">Exactamente el número especificado de ocurrencias</text:p>
          </table:table-cell>
          <table:table-cell table:style-name="Tabla2.A1" office:value-type="string">
            <text:p text:style-name="Table_20_Contents">"al{2}"</text:p>
          </table:table-cell>
        </table:table-row>
        <table:table-row>
          <table:table-cell table:style-name="Tabla2.A1" office:value-type="string">
            <text:p text:style-name="Table_20_Contents">|</text:p>
          </table:table-cell>
          <table:table-cell table:style-name="Tabla2.A1" office:value-type="string">
            <text:p text:style-name="P56">Uno u otro (exclusivo</text:p>
          </table:table-cell>
          <table:table-cell table:style-name="Tabla2.A1" office:value-type="string">
            <text:p text:style-name="Table_20_Contents">"falls|stays"</text:p>
          </table:table-cell>
        </table:table-row>
        <table:table-row>
          <table:table-cell table:style-name="Tabla2.A1" office:value-type="string">
            <text:p text:style-name="Table_20_Contents">()</text:p>
          </table:table-cell>
          <table:table-cell table:style-name="Tabla2.A1" office:value-type="string">
            <text:p text:style-name="P56">Para agrupar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49">Ejemplo:</text:p>
      <text:p text:style-name="P52">import re</text:p>
      <text:p text:style-name="P52">s1=input()</text:p>
      <text:p text:style-name="P52">f(re.match("^[a-z][A-Z]*$",s1)): <text:s/><text:span text:style-name="T33"># Verdadero si empieza por minúscula y el resto son mayúsculas</text:span></text:p>
      <text:p text:style-name="P52"><text:s text:c="4"/>print(s1[0].upper()+s1[1:].lower())</text:p>
      <text:p text:style-name="P53">elif(re.match("^[A-Z][A-Z]*$",s1)): <text:span text:style-name="T33"># Verdadero si <text:s/>son todo mayúsculas</text:span></text:p>
      <text:p text:style-name="P52"><text:s text:c="4"/>print(s1.lower())</text:p>
      <text:p text:style-name="P29"><text:span text:style-name="T25">C</text:span><text:span text:style-name="T23">argar datos JSON</text:span></text:p>
      <text:p text:style-name="P24"><text:span text:style-name="T6">import </text:span><text:span text:style-name="T29">json</text:span></text:p>
      <text:p text:style-name="P24"><text:span text:style-name="T2">import </text:span>sys</text:p>
      <text:p text:style-name="P22"><text:span text:style-name="T2">import </text:span>os</text:p>
      <text:p text:style-name="P3"><text:span text:style-name="T2">if </text:span>os.path.isfile(nombreMaximoAntiguo+<text:span text:style-name="T27">'Precalculos.json'</text:span>):</text:p>
      <text:p text:style-name="P2"><text:s text:c="4"/><text:span text:style-name="T5">with </text:span><text:span text:style-name="T9">open(nombreMaximoAntiguo+</text:span><text:span text:style-name="T28">'Precalculos.json'</text:span><text:span text:style-name="T9">) </text:span><text:span text:style-name="T5">as </text:span><text:span text:style-name="T9">data_file:</text:span></text:p>
      <text:p text:style-name="P21"><text:s text:c="8"/><text:span text:style-name="T9">dicYaSolucionados = json.load(data_file)</text:span><text:span text:style-name="T12">¡</text:span></text:p>
      <text:p text:style-name="P30"><text:span text:style-name="T21">G</text:span>uardar datos en JSON</text:p>
      <text:p text:style-name="P48">#Finalmente guardamos el precalculo</text:p>
      <text:p text:style-name="P3"><text:span text:style-name="T2">with </text:span>open(sys.argv[<text:span text:style-name="T18">1</text:span>]+<text:span text:style-name="T27">'Precalculos.json'</text:span>, <text:span text:style-name="T27">'w'</text:span>) <text:span text:style-name="T2">as </text:span>outfile:</text:p>
      <text:p text:style-name="P19"><text:span text:style-name="T14"><text:s text:c="4"/></text:span><text:span text:style-name="T15">json.dump(dicYaSolucionados, outfil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2-22T19:31:07.245086927</meta:creation-date>
    <dc:date>2019-11-19T11:38:20.510219989</dc:date>
    <meta:editing-duration>PT43M45S</meta:editing-duration>
    <meta:editing-cycles>13</meta:editing-cycles>
    <meta:generator>LibreOffice/6.3.3.2$Linux_X86_64 LibreOffice_project/30$Build-2</meta:generator>
    <meta:document-statistic meta:table-count="1" meta:image-count="0" meta:object-count="0" meta:page-count="3" meta:paragraph-count="115" meta:word-count="396" meta:character-count="2975" meta:non-whitespace-character-count="2631"/>
  </office:meta>
</office:document-meta>
</file>